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51cm" fo:margin-left="0cm" table:align="left" style:writing-mode="lr-tb"/>
    </style:style>
    <style:style style:name="Table1.A" style:family="table-column">
      <style:table-column-properties style:column-width="8.255cm"/>
    </style:style>
    <style:style style:name="Table1.A1" style:family="table-cell">
      <style:table-cell-properties style:vertical-align="top" fo:padding="0.176cm" fo:border="1pt solid #000000"/>
    </style:style>
    <style:style style:name="Table2" style:family="table">
      <style:table-properties style:width="16.51cm" fo:margin-left="0cm" table:align="left" style:writing-mode="lr-tb"/>
    </style:style>
    <style:style style:name="Table2.A" style:family="table-column">
      <style:table-column-properties style:column-width="8.255cm"/>
    </style:style>
    <style:style style:name="Table2.A1" style:family="table-cell">
      <style:table-cell-properties style:vertical-align="top" fo:padding="0.176cm" fo:border="1pt solid #000000"/>
    </style:style>
    <style:style style:name="Table3" style:family="table">
      <style:table-properties style:width="16.51cm" fo:margin-left="0cm" table:align="left" style:writing-mode="lr-tb"/>
    </style:style>
    <style:style style:name="Table3.A" style:family="table-column">
      <style:table-column-properties style:column-width="8.255cm"/>
    </style:style>
    <style:style style:name="Table3.A1" style:family="table-cell">
      <style:table-cell-properties style:vertical-align="top" fo:padding="0.176cm" fo:border="1pt solid #000000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8.255cm"/>
    </style:style>
    <style:style style:name="Table4.A1" style:family="table-cell">
      <style:table-cell-properties style:vertical-align="top" fo:padding="0.176cm" fo:border="1pt solid #000000"/>
    </style:style>
    <style:style style:name="Table5" style:family="table">
      <style:table-properties style:width="16.51cm" fo:margin-left="0cm" table:align="left" style:writing-mode="lr-tb"/>
    </style:style>
    <style:style style:name="Table5.A" style:family="table-column">
      <style:table-column-properties style:column-width="8.255cm"/>
    </style:style>
    <style:style style:name="Table5.A1" style:family="table-cell">
      <style:table-cell-properties style:vertical-align="top" fo:padding="0.176cm" fo:border="1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8.255cm"/>
    </style:style>
    <style:style style:name="Table6.A1" style:family="table-cell">
      <style:table-cell-properties style:vertical-align="top" fo:padding="0.176cm" fo:border="1pt solid #000000"/>
    </style:style>
    <style:style style:name="Table7" style:family="table">
      <style:table-properties style:width="16.51cm" fo:margin-left="0cm" table:align="left" style:writing-mode="lr-tb"/>
    </style:style>
    <style:style style:name="Table7.A" style:family="table-column">
      <style:table-column-properties style:column-width="8.255cm"/>
    </style:style>
    <style:style style:name="Table7.A1" style:family="table-cell">
      <style:table-cell-properties style:vertical-align="top" fo:padding="0.176cm" fo:border="1pt solid #000000"/>
    </style:style>
    <style:style style:name="Table8" style:family="table">
      <style:table-properties style:width="16.51cm" fo:margin-left="0cm" table:align="left" style:writing-mode="lr-tb"/>
    </style:style>
    <style:style style:name="Table8.A" style:family="table-column">
      <style:table-column-properties style:column-width="8.255cm"/>
    </style:style>
    <style:style style:name="Table8.A1" style:family="table-cell">
      <style:table-cell-properties style:vertical-align="top" fo:padding="0.176cm" fo:border="1pt solid #000000"/>
    </style:style>
    <style:style style:name="Table9" style:family="table">
      <style:table-properties style:width="16.51cm" fo:margin-left="0cm" table:align="left" style:writing-mode="lr-tb"/>
    </style:style>
    <style:style style:name="Table9.A" style:family="table-column">
      <style:table-column-properties style:column-width="8.255cm"/>
    </style:style>
    <style:style style:name="Table9.A1" style:family="table-cell">
      <style:table-cell-properties style:vertical-align="top" fo:padding="0.176cm" fo:border="1pt solid #000000"/>
    </style:style>
    <style:style style:name="Table10" style:family="table">
      <style:table-properties style:width="16.51cm" fo:margin-left="0cm" table:align="left" style:writing-mode="lr-tb"/>
    </style:style>
    <style:style style:name="Table10.A" style:family="table-column">
      <style:table-column-properties style:column-width="8.255cm"/>
    </style:style>
    <style:style style:name="Table10.A1" style:family="table-cell">
      <style:table-cell-properties style:vertical-align="top" fo:padding="0.176cm" fo:border="1pt solid #000000"/>
    </style:style>
    <style:style style:name="Table11" style:family="table">
      <style:table-properties style:width="16.51cm" fo:margin-left="0cm" table:align="left" style:writing-mode="lr-tb"/>
    </style:style>
    <style:style style:name="Table11.A" style:family="table-column">
      <style:table-column-properties style:column-width="8.255cm"/>
    </style:style>
    <style:style style:name="Table11.A1" style:family="table-cell">
      <style:table-cell-properties style:vertical-align="top" fo:padding="0.176cm" fo:border="1pt solid #000000"/>
    </style:style>
    <style:style style:name="Table12" style:family="table">
      <style:table-properties style:width="16.51cm" fo:margin-left="0cm" table:align="left" style:writing-mode="lr-tb"/>
    </style:style>
    <style:style style:name="Table12.A" style:family="table-column">
      <style:table-column-properties style:column-width="8.255cm"/>
    </style:style>
    <style:style style:name="Table12.A1" style:family="table-cell">
      <style:table-cell-properties style:vertical-align="top" fo:padding="0.176cm" fo:border="1pt solid #000000"/>
    </style:style>
    <style:style style:name="Table13" style:family="table">
      <style:table-properties style:width="16.51cm" fo:margin-left="0cm" table:align="left" style:writing-mode="lr-tb"/>
    </style:style>
    <style:style style:name="Table13.A" style:family="table-column">
      <style:table-column-properties style:column-width="8.255cm"/>
    </style:style>
    <style:style style:name="Table13.A1" style:family="table-cell">
      <style:table-cell-properties style:vertical-align="top" fo:padding="0.176cm" fo:border="1pt solid #000000"/>
    </style:style>
    <style:style style:name="Table14" style:family="table">
      <style:table-properties style:width="16.51cm" fo:margin-left="0cm" table:align="left" style:writing-mode="lr-tb"/>
    </style:style>
    <style:style style:name="Table14.A" style:family="table-column">
      <style:table-column-properties style:column-width="8.255cm"/>
    </style:style>
    <style:style style:name="Table14.A1" style:family="table-cell">
      <style:table-cell-properties style:vertical-align="top" fo:padding="0.176cm" fo:border="1pt solid #000000"/>
    </style:style>
    <style:style style:name="Table15" style:family="table">
      <style:table-properties style:width="16.51cm" fo:margin-left="0cm" table:align="left" style:writing-mode="lr-tb"/>
    </style:style>
    <style:style style:name="Table15.A" style:family="table-column">
      <style:table-column-properties style:column-width="8.255cm"/>
    </style:style>
    <style:style style:name="Table15.A1" style:family="table-cell">
      <style:table-cell-properties style:vertical-align="top" fo:padding="0.176cm" fo:border="1pt solid #000000"/>
    </style:style>
    <style:style style:name="Table16" style:family="table">
      <style:table-properties style:width="16.51cm" fo:margin-left="0cm" table:align="left" style:writing-mode="lr-tb"/>
    </style:style>
    <style:style style:name="Table16.A" style:family="table-column">
      <style:table-column-properties style:column-width="8.255cm"/>
    </style:style>
    <style:style style:name="Table16.A1" style:family="table-cell">
      <style:table-cell-properties style:vertical-align="top" fo:padding="0.176cm" fo:border="1pt solid #000000"/>
    </style:style>
    <style:style style:name="Table17" style:family="table">
      <style:table-properties style:width="16.51cm" fo:margin-left="0cm" table:align="left" style:writing-mode="lr-tb"/>
    </style:style>
    <style:style style:name="Table17.A" style:family="table-column">
      <style:table-column-properties style:column-width="8.255cm"/>
    </style:style>
    <style:style style:name="Table17.A1" style:family="table-cell">
      <style:table-cell-properties style:vertical-align="top" fo:padding="0.176cm" fo:border="1pt solid #000000"/>
    </style:style>
    <style:style style:name="Table18" style:family="table">
      <style:table-properties style:width="16.51cm" fo:margin-left="0cm" table:align="left" style:writing-mode="lr-tb"/>
    </style:style>
    <style:style style:name="Table18.A" style:family="table-column">
      <style:table-column-properties style:column-width="8.255cm"/>
    </style:style>
    <style:style style:name="Table18.A1" style:family="table-cell">
      <style:table-cell-properties style:vertical-align="top" fo:padding="0.176cm" fo:border="1pt solid #000000"/>
    </style:style>
    <style:style style:name="Table19" style:family="table">
      <style:table-properties style:width="16.51cm" fo:margin-left="0cm" table:align="left" style:writing-mode="lr-tb"/>
    </style:style>
    <style:style style:name="Table19.A" style:family="table-column">
      <style:table-column-properties style:column-width="8.255cm"/>
    </style:style>
    <style:style style:name="Table19.A1" style:family="table-cell">
      <style:table-cell-properties style:vertical-align="top" fo:padding="0.176cm" fo:border="1pt solid #000000"/>
    </style:style>
    <style:style style:name="Table20" style:family="table">
      <style:table-properties style:width="16.457cm" fo:margin-left="0.053cm" table:align="left" style:writing-mode="lr-tb"/>
    </style:style>
    <style:style style:name="Table20.A" style:family="table-column">
      <style:table-column-properties style:column-width="8.202cm"/>
    </style:style>
    <style:style style:name="Table20.B" style:family="table-column">
      <style:table-column-properties style:column-width="8.255cm"/>
    </style:style>
    <style:style style:name="Table20.A1" style:family="table-cell">
      <style:table-cell-properties style:vertical-align="top" fo:padding="0.176cm" fo:border="1pt solid #000000"/>
    </style:style>
    <style:style style:name="Table21" style:family="table">
      <style:table-properties style:width="16.51cm" fo:margin-left="0cm" table:align="left" style:writing-mode="lr-tb"/>
    </style:style>
    <style:style style:name="Table21.A" style:family="table-column">
      <style:table-column-properties style:column-width="8.255cm"/>
    </style:style>
    <style:style style:name="Table21.A1" style:family="table-cell">
      <style:table-cell-properties style:vertical-align="top" fo:padding="0.176cm" fo:border="1pt solid #000000"/>
    </style:style>
    <style:style style:name="Table22" style:family="table">
      <style:table-properties style:width="16.51cm" fo:margin-left="0cm" table:align="left" style:writing-mode="lr-tb"/>
    </style:style>
    <style:style style:name="Table22.A" style:family="table-column">
      <style:table-column-properties style:column-width="8.255cm"/>
    </style:style>
    <style:style style:name="Table22.A1" style:family="table-cell">
      <style:table-cell-properties style:vertical-align="top" fo:padding="0.176cm" fo:border="1pt solid #000000"/>
    </style:style>
    <style:style style:name="Table23" style:family="table">
      <style:table-properties style:width="16.457cm" fo:margin-left="0.053cm" table:align="left" style:writing-mode="lr-tb"/>
    </style:style>
    <style:style style:name="Table23.A" style:family="table-column">
      <style:table-column-properties style:column-width="8.202cm"/>
    </style:style>
    <style:style style:name="Table23.B" style:family="table-column">
      <style:table-column-properties style:column-width="8.255cm"/>
    </style:style>
    <style:style style:name="Table23.A1" style:family="table-cell">
      <style:table-cell-properties style:vertical-align="top" fo:padding="0.176cm" fo:border="1pt solid #000000"/>
    </style:style>
    <style:style style:name="Table24" style:family="table">
      <style:table-properties style:width="16.457cm" fo:margin-left="0.053cm" table:align="left" style:writing-mode="lr-tb"/>
    </style:style>
    <style:style style:name="Table24.A" style:family="table-column">
      <style:table-column-properties style:column-width="8.202cm"/>
    </style:style>
    <style:style style:name="Table24.B" style:family="table-column">
      <style:table-column-properties style:column-width="8.255cm"/>
    </style:style>
    <style:style style:name="Table24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style:writing-mode="lr-tb"/>
      <style:text-properties officeooo:paragraph-rsid="00191c77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91c77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191c77"/>
    </style:style>
    <style:style style:name="P4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officeooo:paragraph-rsid="00191c77"/>
    </style:style>
    <style:style style:name="P5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191c77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officeooo:paragraph-rsid="00191c77" style:font-weight-asian="bold" style:font-weight-complex="bold"/>
    </style:style>
    <style:style style:name="P7" style:family="paragraph" style:parent-style-name="Standard" style:list-style-name="LS4">
      <style:paragraph-properties fo:margin-top="0cm" fo:margin-bottom="0cm" style:contextual-spacing="false" fo:line-height="115%" fo:text-align="justify" style:justify-single-word="false" fo:break-before="auto" fo:break-after="auto" style:writing-mode="lr-tb"/>
      <style:text-properties officeooo:paragraph-rsid="00191c77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reak-before="auto" fo:break-after="auto" style:writing-mode="lr-tb"/>
      <style:text-properties officeooo:paragraph-rsid="00191c77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officeooo:paragraph-rsid="00191c77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91c77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191c77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fo:break-before="auto" fo:break-after="auto" style:writing-mode="lr-tb"/>
      <style:text-properties officeooo:paragraph-rsid="00191c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se Case</text:span></text:p>
      <text:p text:style-name="P2">name: Add Product</text:p>
      <text:p text:style-name="P2">actor: Admin</text:p>
      <text:p text:style-name="P2">Pre-condition: The admin is in the admin dashboard</text:p>
      <text:p text:style-name="P2">Post-Condition: The product added will be displayed in the website</text:p>
      <text:p text:style-name="P2">Main Course:</text:p>
      <text:p text:style-name="P2">1. The admin is on the admin dashboard</text:p>
      <text:p text:style-name="P2">2. The admin clicks the add product and he will then be redirected to the add product page with the add product form</text:p>
      <text:p text:style-name="P2">3. The admin will input the information of the product he is going to add</text:p>
      <text:p text:style-name="P2"><text:tab/>Exception: if the product is already on the website, show error. Exit</text:p>
      <text:p text:style-name="P2">4. Exit</text:p>
      <text:p text:style-name="P2"/>
      <text:p text:style-name="P2">name: Make Featured</text:p>
      <text:p text:style-name="P2">actor: Admin</text:p>
      <text:p text:style-name="P2">Pre-Condition: The product has already been added</text:p>
      <text:p text:style-name="P2">Post-Condition: The product will be placed in the featured products space</text:p>
      <text:p text:style-name="P2">Main Course:</text:p>
      <text:p text:style-name="P2">1. The admin is on the product list and clicks the product he want to feature</text:p>
      <text:p text:style-name="P2">2. The admin clicks the feature button</text:p>
      <text:p text:style-name="P2">Exception: If the product is already featured, show prompt saying its already featured. Exit</text:p>
      <text:p text:style-name="P2">3. Exit</text:p>
      <text:p text:style-name="P2"/>
      <text:p text:style-name="P2"/>
      <text:p text:style-name="P2">name: Add Category</text:p>
      <text:p text:style-name="P2">Actor: Admin</text:p>
      <text:p text:style-name="P2">Pre-Condition: The admin is in the admin dashboard</text:p>
      <text:p text:style-name="P2">Post-Condition: The Category will be added to the website</text:p>
      <text:p text:style-name="P2">Main Course:</text:p>
      <text:p text:style-name="P2">1. The admin clicks the add category button</text:p>
      <text:p text:style-name="P2">2. The admin inputs the new category</text:p>
      <text:p text:style-name="P2">Exception: If the category is already on the site, show error. Exit</text:p>
      <text:p text:style-name="P2">3.Exit</text:p>
      <text:p text:style-name="P2"/>
      <text:p text:style-name="P2">name: Update Information</text:p>
      <text:p text:style-name="P2">Actor: Admin</text:p>
      <text:p text:style-name="P2">Pre-Condition: The Product is currently existing in the website</text:p>
      <text:p text:style-name="P2">Post-Condition: The information of the product will be updated</text:p>
      <text:p text:style-name="P2">Main Course:</text:p>
      <text:list xml:id="list4959226741048436873" text:style-name="LS4">
        <text:list-item>
          <text:p text:style-name="P7">The admin clicks the update product button</text:p>
        </text:list-item>
        <text:list-item>
          <text:p text:style-name="P7">The admin will be redirected to a page containing fields to write the new information of the product</text:p>
        </text:list-item>
      </text:list>
      <text:p text:style-name="P2"><text:soft-page-break/><text:tab/>Exception: If the new title is already in the website, show error. Exit</text:p>
      <text:p text:style-name="P2"><text:s text:c="5"/>3. <text:s text:c="2"/>Exit </text:p>
      <text:p text:style-name="P2"><text:tab/> <text:tab/> <text:tab/></text:p>
      <text:p text:style-name="P2">name: delete product</text:p>
      <text:p text:style-name="P2">actor: admin</text:p>
      <text:p text:style-name="P2">Pre-Condition: The product is existing in the website</text:p>
      <text:p text:style-name="P2">Post-Condition: The product is deleted</text:p>
      <text:p text:style-name="P2">Main Course:</text:p>
      <text:p text:style-name="P2">1. The admin clicks the delete product button</text:p>
      <text:p text:style-name="P2">2. Exit</text:p>
      <text:p text:style-name="P2"/>
      <text:p text:style-name="P2"/>
      <text:p text:style-name="P2"><text:tab/> <text:tab/> <text:tab/></text:p>
      <text:p text:style-name="P2">name: Sign up</text:p>
      <text:p text:style-name="P2">Actor: User</text:p>
      <text:p text:style-name="P2">Pre-Condition: User hasn't signed up</text:p>
      <text:p text:style-name="P2">Post-Condition: The user's account will be recorded in the database</text:p>
      <text:p text:style-name="P2">Main Course:</text:p>
      <text:p text:style-name="P2">1. the user clicks the sign up button</text:p>
      <text:p text:style-name="P2">2. The user will be redirected to the signup page</text:p>
      <text:p text:style-name="P2">3. The user fills up the signup form</text:p>
      <text:p text:style-name="P2">4. The user clicks the submit button</text:p>
      <text:p text:style-name="P2">Exception: If the user has an invalid entry. Go back to 3</text:p>
      <text:p text:style-name="P2">5. A prompt will show that the user is successful in signing up</text:p>
      <text:p text:style-name="P2">6. Exit </text:p>
      <text:p text:style-name="P2"/>
      <text:p text:style-name="P2"><text:tab/> <text:tab/> <text:tab/></text:p>
      <text:p text:style-name="P2">name: log in</text:p>
      <text:p text:style-name="P2">Actor: User</text:p>
      <text:p text:style-name="P2">Pre-condition: User has already registered</text:p>
      <text:p text:style-name="P2">Post-Condition: The user will be logged in</text:p>
      <text:p text:style-name="P2">Main Course:</text:p>
      <text:p text:style-name="P2">1. The user clicks the login button</text:p>
      <text:p text:style-name="P2">2. The user will be redirected to the login page</text:p>
      <text:p text:style-name="P2">3. The user fills up the login form</text:p>
      <text:p text:style-name="P2">4. The user clicks the login button</text:p>
      <text:p text:style-name="P2">Exception: If the info the user inputted doesn’t match anything in the database. Go to step 3</text:p>
      <text:p text:style-name="P2">5. The user will be redirected to the homepage and his status will be shown as logged in</text:p>
      <text:p text:style-name="P2">6. Exit</text:p>
      <text:p text:style-name="P2"/>
      <text:p text:style-name="P2"><text:tab/> <text:tab/> <text:tab/></text:p>
      <text:p text:style-name="P2">name: Logout</text:p>
      <text:p text:style-name="P2"><text:soft-page-break/>Actor: User</text:p>
      <text:p text:style-name="P2">Pre-condition: User has already logged in</text:p>
      <text:p text:style-name="P2">Post-Condition: The User will be logged out</text:p>
      <text:p text:style-name="P2">Main Course:</text:p>
      <text:p text:style-name="P2">1. The user clicks the logout button</text:p>
      <text:p text:style-name="P2">2. The user will be redirected to the homepage</text:p>
      <text:p text:style-name="P2">(Alternative): If there are multiple tabs open and the user already logged out in 1 tab, If the user refreshes the page or go to another page on a tab he will be automatically logged out</text:p>
      <text:p text:style-name="P2">3. Exit </text:p>
      <text:p text:style-name="P2"/>
      <text:p text:style-name="P2"><text:tab/> <text:tab/> <text:tab/></text:p>
      <text:p text:style-name="P4"><text:span text:style-name="T2">name: View information</text:span></text:p>
      <text:p text:style-name="P4"><text:span text:style-name="T2">Actor: User</text:span></text:p>
      <text:p text:style-name="P4"><text:span text:style-name="T2">Pre-Condition: There is existing information about the product</text:span></text:p>
      <text:p text:style-name="P4"><text:span text:style-name="T2">Post-Condition: The user has viewed the information</text:span></text:p>
      <text:p text:style-name="P4"><text:span text:style-name="T2">Main Course:</text:span></text:p>
      <text:p text:style-name="P4"><text:span text:style-name="T2">1. The user chooses and clicks the desired product to view</text:span></text:p>
      <text:p text:style-name="P4"><text:span text:style-name="T2">2. The user will be redirected to the product page</text:span></text:p>
      <text:p text:style-name="P4"><text:span text:style-name="T2">3. Exit</text:span></text:p>
      <text:p text:style-name="P2"/>
      <text:p text:style-name="P2"/>
      <text:p text:style-name="P2"><text:tab/> <text:tab/> <text:tab/></text:p>
      <text:p text:style-name="P4"><text:span text:style-name="T2">name: Feedback</text:span></text:p>
      <text:p text:style-name="P4"><text:span text:style-name="T2">Actor: User</text:span></text:p>
      <text:p text:style-name="P4"><text:span text:style-name="T2">Pre-Condition: The user is on the product page</text:span></text:p>
      <text:p text:style-name="P4"><text:span text:style-name="T2">Post-Condition: The feedback will be shown on the feedback portion of the product</text:span></text:p>
      <text:p text:style-name="P4"><text:span text:style-name="T2">Main Course:</text:span></text:p>
      <text:p text:style-name="P4"><text:span text:style-name="T2">1. The user clicks the Write a Review button</text:span></text:p>
      <text:p text:style-name="P4"><text:span text:style-name="T2">2. The user writes his/her feedback to the form</text:span></text:p>
      <text:p text:style-name="P4"><text:span text:style-name="T2">Exception: If the number of characters exceed 500, Show error. Exit</text:span></text:p>
      <text:p text:style-name="P4"><text:span text:style-name="T2">3. The user's feedback will be recorded in the database and shown on the feedback portion of the product</text:span></text:p>
      <text:p text:style-name="P4"><text:span text:style-name="T2">4. Exit</text:span></text:p>
      <text:p text:style-name="P5"/>
      <text:p text:style-name="P2"><text:tab/> <text:tab/> <text:tab/></text:p>
      <text:p text:style-name="P4"><text:span text:style-name="T2">name: Share to social media</text:span></text:p>
      <text:p text:style-name="P4"><text:span text:style-name="T2">Actor: User</text:span></text:p>
      <text:p text:style-name="P4"><text:span text:style-name="T2">Pre-Condition: The user is in the page of the product</text:span></text:p>
      <text:p text:style-name="P4"><text:span text:style-name="T2">Post-Condition: The product will be shared on the account of the user</text:span></text:p>
      <text:p text:style-name="P4"><text:span text:style-name="T2">Main Course:</text:span></text:p>
      <text:p text:style-name="P4"><text:span text:style-name="T2">1. The user clicks the icon of the desired social media site</text:span></text:p>
      <text:p text:style-name="P4"><text:span text:style-name="T2">2. Exit</text:span></text:p>
      <text:p text:style-name="P2"/>
      <text:p text:style-name="P2"><text:tab/> <text:tab/> <text:tab/></text:p>
      <text:p text:style-name="P4"><text:span text:style-name="T2">name: Add to Wishlist</text:span></text:p>
      <text:p text:style-name="P4"><text:span text:style-name="T2">Actor: User</text:span></text:p>
      <text:p text:style-name="P4"><text:soft-page-break/><text:span text:style-name="T2">Pre-Condition: The user is logged in and is on the product page</text:span></text:p>
      <text:p text:style-name="P4"><text:span text:style-name="T2">Post-Condition: The specified product will be added to his/her wishlist</text:span></text:p>
      <text:p text:style-name="P4"><text:span text:style-name="T2">Main Course:</text:span></text:p>
      <text:p text:style-name="P4"><text:span text:style-name="T2">1. The user clicks the heart icon on the product page</text:span></text:p>
      <text:p text:style-name="P4"><text:span text:style-name="T2">Exception: If the product is already in the user’s wishlist, show error. Exit</text:span></text:p>
      <text:p text:style-name="P4"><text:span text:style-name="T2">2. The specified product will be reflected on the user's wishlist</text:span></text:p>
      <text:p text:style-name="P4"><text:span text:style-name="T2">3. Exit</text:span></text:p>
      <text:p text:style-name="P2"/>
      <text:p text:style-name="P2"><text:tab/> <text:tab/> <text:tab/></text:p>
      <text:p text:style-name="P4"><text:span text:style-name="T2">name:Related Products</text:span></text:p>
      <text:p text:style-name="P4"><text:span text:style-name="T2">Actor: ???</text:span></text:p>
      <text:p text:style-name="P4"><text:span text:style-name="T2">Pre-Condition: The Tags of the product has similar products</text:span></text:p>
      <text:p text:style-name="P4"><text:span text:style-name="T2">Post-Condition: Products with similar tags will be shown on the product's page</text:span></text:p>
      <text:p text:style-name="P4"><text:span text:style-name="T2">Main Course:</text:span></text:p>
      <text:p text:style-name="P4"><text:span text:style-name="T2">1. The User has clicked on the product and is on the product page</text:span></text:p>
      <text:p text:style-name="P4"><text:span text:style-name="T2">2. Products with the same tags will be shown in the related products portion of the page</text:span></text:p>
      <text:p text:style-name="P4"><text:span text:style-name="T2">3. Exit</text:span></text:p>
      <text:p text:style-name="P2"/>
      <text:p text:style-name="P2"/>
      <text:p text:style-name="P2"><text:tab/> <text:tab/> <text:tab/></text:p>
      <text:p text:style-name="P4"><text:span text:style-name="T2">name: Add to Cart</text:span></text:p>
      <text:p text:style-name="P4"><text:span text:style-name="T2">Actor: User</text:span></text:p>
      <text:p text:style-name="P4"><text:span text:style-name="T2">Pre-Condition: The user is in the product page</text:span></text:p>
      <text:p text:style-name="P4"><text:span text:style-name="T2">Post-Condition: The product will be added to the user's cart</text:span></text:p>
      <text:p text:style-name="P4"><text:span text:style-name="T2">Main Course:</text:span></text:p>
      <text:p text:style-name="P4"><text:span text:style-name="T2">1. The user clicks the add to cart button in the specified product's page</text:span></text:p>
      <text:p text:style-name="P4"><text:span text:style-name="T2">2. The product will be added to the user's cart</text:span></text:p>
      <text:p text:style-name="P4"><text:span text:style-name="T2">Exception: If the product is already on the user's cart, show prompt saying product is already in the cart. Exit</text:span></text:p>
      <text:p text:style-name="P4"><text:span text:style-name="T2">3. Exit</text:span></text:p>
      <text:p text:style-name="P2"/>
      <text:p text:style-name="P2"/>
      <text:p text:style-name="P2"><text:tab/> <text:tab/> <text:tab/></text:p>
      <text:p text:style-name="P4"><text:span text:style-name="T2">name: Checkout</text:span></text:p>
      <text:p text:style-name="P4"><text:span text:style-name="T2">Actor: User</text:span></text:p>
      <text:p text:style-name="P4"><text:span text:style-name="T2">Pre-Condition: The cart of the user is not empty</text:span></text:p>
      <text:p text:style-name="P4"><text:span text:style-name="T2">Post-Condition: The product in the user's cart will be checked out</text:span></text:p>
      <text:p text:style-name="P4"><text:span text:style-name="T2">Main Course:</text:span></text:p>
      <text:p text:style-name="P4"><text:span text:style-name="T2">1. The user clicks the checkout cart button</text:span></text:p>
      <text:p text:style-name="P4"><text:span text:style-name="T2">Exception: If the cart is empty, Show error that cart is empty. Exit</text:span></text:p>
      <text:p text:style-name="P4"><text:span text:style-name="T2">2. The user will be redirected to the payment methods page</text:span></text:p>
      <text:p text:style-name="P4"><text:span text:style-name="T2">3. The user chooses one of the payment options and fills up the required fields</text:span></text:p>
      <text:p text:style-name="P4"><text:span text:style-name="T2">4.Exit</text:span></text:p>
      <text:p text:style-name="P2"/>
      <text:p text:style-name="P2"><text:tab/> <text:tab/> <text:tab/></text:p>
      <text:p text:style-name="P4"><text:span text:style-name="T2">name: Recommended Products</text:span></text:p>
      <text:p text:style-name="P4"><text:span text:style-name="T2">Actor: user</text:span></text:p>
      <text:p text:style-name="P4"><text:soft-page-break/><text:span text:style-name="T2">Pre-Condition: User is on the homepage</text:span></text:p>
      <text:p text:style-name="P4"><text:span text:style-name="T2">Post-Condition: User views the recommended products</text:span></text:p>
      <text:p text:style-name="P4"><text:span text:style-name="T2">Main Course:</text:span></text:p>
      <text:p text:style-name="P4"><text:span text:style-name="T2">1. User scrolls down to the recommended products portion of the homepage</text:span></text:p>
      <text:p text:style-name="P4"><text:span text:style-name="T2">2. Exit</text:span></text:p>
      <text:p text:style-name="P2"/>
      <text:p text:style-name="P2"/>
      <text:p text:style-name="P2"><text:tab/> <text:tab/> <text:tab/></text:p>
      <text:p text:style-name="P4"><text:span text:style-name="T2">name: Currency Converter</text:span></text:p>
      <text:p text:style-name="P4"><text:span text:style-name="T2">Actor: User</text:span></text:p>
      <text:p text:style-name="P4"><text:span text:style-name="T2">Pre-Condition: User is in the homepage or product page</text:span></text:p>
      <text:p text:style-name="P4"><text:span text:style-name="T2">Post-Condition: The user will know the converted currency</text:span></text:p>
      <text:p text:style-name="P4"><text:span text:style-name="T2">Main Course:</text:span></text:p>
      <text:p text:style-name="P4"><text:span text:style-name="T2">1. User chooses one of the currency to be converted</text:span></text:p>
      <text:p text:style-name="P4"><text:span text:style-name="T2">2. User chooses another currency to be changed to</text:span></text:p>
      <text:p text:style-name="P4"><text:span text:style-name="T2">3. User inputs the amount to be converted</text:span></text:p>
      <text:p text:style-name="P4"><text:span text:style-name="T2">4. Amount will be shown after calculation</text:span></text:p>
      <text:p text:style-name="P4"><text:span text:style-name="T2">5. Exit</text:span></text:p>
      <text:p text:style-name="P2"/>
      <text:p text:style-name="P2"><text:tab/> <text:tab/> <text:tab/></text:p>
      <text:p text:style-name="P4"><text:span text:style-name="T2">name: Contact Us</text:span></text:p>
      <text:p text:style-name="P4"><text:span text:style-name="T2">Actor: User</text:span></text:p>
      <text:p text:style-name="P4"><text:span text:style-name="T2">Pre-Condition: User is on the homepage</text:span></text:p>
      <text:p text:style-name="P4"><text:span text:style-name="T2">Post-Condition: The user has contacted the company</text:span></text:p>
      <text:p text:style-name="P4"><text:span text:style-name="T2">Main Course:</text:span></text:p>
      <text:p text:style-name="P4"><text:span text:style-name="T2">1. The user clicks the contact us button</text:span></text:p>
      <text:p text:style-name="P4"><text:span text:style-name="T2">2. The user will be redirected to a page containing the contact number and email of the company</text:span></text:p>
      <text:p text:style-name="P4"><text:span text:style-name="T2">3. Exit</text:span></text:p>
      <text:p text:style-name="P2"/>
      <text:p text:style-name="P2"><text:tab/> <text:tab/> <text:tab/></text:p>
      <text:p text:style-name="P4"><text:span text:style-name="T2">name: Search</text:span></text:p>
      <text:p text:style-name="P4"><text:span text:style-name="T2">Actor: User</text:span></text:p>
      <text:p text:style-name="P4"><text:span text:style-name="T2">Pre-Condition: The user is in a page where a search bar is seen</text:span></text:p>
      <text:p text:style-name="P4"><text:span text:style-name="T2">Post-Condition: A list of products is shown</text:span></text:p>
      <text:p text:style-name="P4"><text:span text:style-name="T2">Main Course:</text:span></text:p>
      <text:p text:style-name="P4"><text:span text:style-name="T2">1. The user types in keywords in the search bar</text:span></text:p>
      <text:p text:style-name="P4"><text:span text:style-name="T2">2. The user will then be redirected to a page showing the results of the search</text:span></text:p>
      <text:p text:style-name="P4"><text:span text:style-name="T2">Alternative: If there are no results, show a page saying there are no results. Exit</text:span></text:p>
      <text:p text:style-name="P4"><text:span text:style-name="T2">3. Exit</text:span></text:p>
      <text:p text:style-name="P2"/>
      <text:p text:style-name="P2"><text:tab/> <text:tab/> <text:tab/></text:p>
      <text:p text:style-name="P4"><text:span text:style-name="T2">name: Recover password</text:span></text:p>
      <text:p text:style-name="P4"><text:span text:style-name="T2">Actor: User</text:span></text:p>
      <text:p text:style-name="P4"><text:span text:style-name="T2">Pre-Condition: The user is on the login page</text:span></text:p>
      <text:p text:style-name="P4"><text:span text:style-name="T2">Post-Condition: The user's password will be changed</text:span></text:p>
      <text:p text:style-name="P4"><text:span text:style-name="T2">Main Course:</text:span></text:p>
      <text:p text:style-name="P4"><text:span text:style-name="T2">1. The user clicks the forgot password button in the login page</text:span></text:p>
      <text:p text:style-name="P4"><text:soft-page-break/><text:span text:style-name="T2">2. The user types in his user name in the field provided</text:span></text:p>
      <text:p text:style-name="P4"><text:span text:style-name="T2">Exception: If the username is not located on the database, show prompt saying username is invalid. Exit</text:span></text:p>
      <text:p text:style-name="P4"><text:span text:style-name="T2">3. The user will receive an email containing a randomized password which he can use to log in</text:span></text:p>
      <text:p text:style-name="P4"><text:span text:style-name="T2">4. Exit</text:span></text:p>
      <text:p text:style-name="P5"/>
      <text:p text:style-name="P2"/>
      <text:p text:style-name="P2"><text:tab/> <text:tab/> <text:tab/></text:p>
      <text:p text:style-name="P4"><text:span text:style-name="T2">name: Change Password</text:span></text:p>
      <text:p text:style-name="P4"><text:span text:style-name="T2">Actor: User</text:span></text:p>
      <text:p text:style-name="P4"><text:span text:style-name="T2">Pre-Condition: The user is already logged in</text:span></text:p>
      <text:p text:style-name="P4"><text:span text:style-name="T2">Post-Condition: The user's password will be changed</text:span></text:p>
      <text:p text:style-name="P4"><text:span text:style-name="T2">Main Course:</text:span></text:p>
      <text:p text:style-name="P4"><text:span text:style-name="T2">1. The user clicks the change password button</text:span></text:p>
      <text:p text:style-name="P4"><text:span text:style-name="T2">2. The user types in his/her new password and type the same password in the confirm password field</text:span></text:p>
      <text:p text:style-name="P4"><text:span text:style-name="T2">3. The password will be changed after clicking the confirm button</text:span></text:p>
      <text:p text:style-name="P4"><text:span text:style-name="T2">Exception: If the confirm password is not the same as the one in the password field, Show prompt saying the password is not the same. Exit</text:span></text:p>
      <text:p text:style-name="P4"><text:span text:style-name="T2">4. Exit</text:span></text:p>
      <text:p text:style-name="P2"/>
      <text:p text:style-name="P2"/>
      <text:p text:style-name="P2"/>
      <text:p text:style-name="P2"><text:span text:style-name="T1">TEST CASE</text:span><text:tab/> <text:tab/> <text:tab/></text:p>
      <text:p text:style-name="P2"/>
      <text:p text:style-name="P2"><text:span text:style-name="T1">Sunny Case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Scenario</text:p>
          </table:table-cell>
          <table:table-cell table:style-name="Table1.A1" office:value-type="string">
            <text:p text:style-name="P10"><text:span text:style-name="T3">Add Product</text:span></text:p>
          </table:table-cell>
        </table:table-row>
        <table:table-row>
          <table:table-cell table:style-name="Table1.A1" office:value-type="string">
            <text:p text:style-name="P9">Given</text:p>
          </table:table-cell>
          <table:table-cell table:style-name="Table1.A1" office:value-type="string">
            <text:p text:style-name="P13"><text:span text:style-name="T3">Product with details</text:span></text:p>
          </table:table-cell>
        </table:table-row>
        <table:table-row>
          <table:table-cell table:style-name="Table1.A1" office:value-type="string">
            <text:p text:style-name="P9">When</text:p>
          </table:table-cell>
          <table:table-cell table:style-name="Table1.A1" office:value-type="string">
            <text:p text:style-name="P13"><text:span text:style-name="T3">The user clicks “Add product” button</text:span></text:p>
          </table:table-cell>
        </table:table-row>
        <table:table-row>
          <table:table-cell table:style-name="Table1.A1" office:value-type="string">
            <text:p text:style-name="P9">Then</text:p>
          </table:table-cell>
          <table:table-cell table:style-name="Table1.A1" office:value-type="string">
            <text:p text:style-name="P13"><text:span text:style-name="T3">The product is saved in db and can be viewed in the product list</text:span></text:p>
          </table:table-cell>
        </table:table-row>
      </table:table>
      <text:p text:style-name="P2"/>
      <text:p text:style-name="P6"/>
      <text:p text:style-name="P2"><text:span text:style-name="T1">Rainy Case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Scenario</text:p>
          </table:table-cell>
          <table:table-cell table:style-name="Table2.A1" office:value-type="string">
            <text:p text:style-name="P10"><text:span text:style-name="T3">Add Product</text:span></text:p>
          </table:table-cell>
        </table:table-row>
        <table:table-row>
          <table:table-cell table:style-name="Table2.A1" office:value-type="string">
            <text:p text:style-name="P9">Given</text:p>
          </table:table-cell>
          <table:table-cell table:style-name="Table2.A1" office:value-type="string">
            <text:p text:style-name="P13"><text:span text:style-name="T3">Product details</text:span></text:p>
          </table:table-cell>
        </table:table-row>
        <table:table-row>
          <table:table-cell table:style-name="Table2.A1" office:value-type="string">
            <text:p text:style-name="P9">When</text:p>
          </table:table-cell>
          <table:table-cell table:style-name="Table2.A1" office:value-type="string">
            <text:p text:style-name="P13"><text:span text:style-name="T3">There’s a blank input box </text:span></text:p>
          </table:table-cell>
        </table:table-row>
        <table:table-row>
          <table:table-cell table:style-name="Table2.A1" office:value-type="string">
            <text:p text:style-name="P9">Then</text:p>
          </table:table-cell>
          <table:table-cell table:style-name="Table2.A1" office:value-type="string">
            <text:p text:style-name="P13"><text:span text:style-name="T3">There will popup an error message</text:span></text:p>
          </table:table-cell>
        </table:table-row>
      </table:table>
      <text:p text:style-name="P3"/>
      <text:p text:style-name="P3"/>
      <text:p text:style-name="P3">Sunny Case</text:p>
      <table:table table:name="Table3" table:style-name="Table3">
        <table:table-column table:style-name="Table3.A" table:number-columns-repeated="2"/>
        <text:soft-page-break/>
        <table:table-row>
          <table:table-cell table:style-name="Table3.A1" office:value-type="string">
            <text:p text:style-name="P8">Scenario</text:p>
          </table:table-cell>
          <table:table-cell table:style-name="Table3.A1" office:value-type="string">
            <text:p text:style-name="P11"><text:span text:style-name="T3">Add Product Categories</text:span></text:p>
          </table:table-cell>
        </table:table-row>
        <table:table-row>
          <table:table-cell table:style-name="Table3.A1" office:value-type="string">
            <text:p text:style-name="P8">Given</text:p>
          </table:table-cell>
          <table:table-cell table:style-name="Table3.A1" office:value-type="string">
            <text:p text:style-name="P12"><text:span text:style-name="T3">A new category </text:span></text:p>
          </table:table-cell>
        </table:table-row>
        <table:table-row>
          <table:table-cell table:style-name="Table3.A1" office:value-type="string">
            <text:p text:style-name="P8">When</text:p>
          </table:table-cell>
          <table:table-cell table:style-name="Table3.A1" office:value-type="string">
            <text:p text:style-name="P12"><text:span text:style-name="T3">The user clicks “Add Category” tab</text:span></text:p>
          </table:table-cell>
        </table:table-row>
        <table:table-row>
          <table:table-cell table:style-name="Table3.A1" office:value-type="string">
            <text:p text:style-name="P8">Then</text:p>
          </table:table-cell>
          <table:table-cell table:style-name="Table3.A1" office:value-type="string">
            <text:p text:style-name="P12"><text:span text:style-name="T3">The category is saved in the db and can be viewed in the category list</text:span></text:p>
          </table:table-cell>
        </table:table-row>
      </table:table>
      <text:p text:style-name="P3"/>
      <text:p text:style-name="P3"/>
      <text:p text:style-name="P3">Rainy Case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8">Scenario</text:p>
          </table:table-cell>
          <table:table-cell table:style-name="Table4.A1" office:value-type="string">
            <text:p text:style-name="P11"><text:span text:style-name="T3">Add Product Categories</text:span></text:p>
          </table:table-cell>
        </table:table-row>
        <table:table-row>
          <table:table-cell table:style-name="Table4.A1" office:value-type="string">
            <text:p text:style-name="P8">Given</text:p>
          </table:table-cell>
          <table:table-cell table:style-name="Table4.A1" office:value-type="string">
            <text:p text:style-name="P12"><text:span text:style-name="T3">A new category</text:span></text:p>
          </table:table-cell>
        </table:table-row>
        <table:table-row>
          <table:table-cell table:style-name="Table4.A1" office:value-type="string">
            <text:p text:style-name="P8">When</text:p>
          </table:table-cell>
          <table:table-cell table:style-name="Table4.A1" office:value-type="string">
            <text:p text:style-name="P12"><text:span text:style-name="T3">The category is already on the list</text:span></text:p>
          </table:table-cell>
        </table:table-row>
        <table:table-row>
          <table:table-cell table:style-name="Table4.A1" office:value-type="string">
            <text:p text:style-name="P8">Then</text:p>
          </table:table-cell>
          <table:table-cell table:style-name="Table4.A1" office:value-type="string">
            <text:p text:style-name="P12"><text:span text:style-name="T3">There will popup an error message</text:span></text:p>
          </table:table-cell>
        </table:table-row>
      </table:table>
      <text:p text:style-name="P2"/>
      <text:p text:style-name="P3">Sunny Case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8">Scenario</text:p>
          </table:table-cell>
          <table:table-cell table:style-name="Table5.A1" office:value-type="string">
            <text:p text:style-name="P11"><text:span text:style-name="T3">Make Product Featured</text:span></text:p>
          </table:table-cell>
        </table:table-row>
        <table:table-row>
          <table:table-cell table:style-name="Table5.A1" office:value-type="string">
            <text:p text:style-name="P8">Given</text:p>
          </table:table-cell>
          <table:table-cell table:style-name="Table5.A1" office:value-type="string">
            <text:p text:style-name="P12"><text:span text:style-name="T3">A product from the product list</text:span></text:p>
          </table:table-cell>
        </table:table-row>
        <table:table-row>
          <table:table-cell table:style-name="Table5.A1" office:value-type="string">
            <text:p text:style-name="P8">When</text:p>
          </table:table-cell>
          <table:table-cell table:style-name="Table5.A1" office:value-type="string">
            <text:p text:style-name="P12"><text:span text:style-name="T3">The user clicks on “Feature” tab</text:span></text:p>
          </table:table-cell>
        </table:table-row>
        <table:table-row>
          <table:table-cell table:style-name="Table5.A1" office:value-type="string">
            <text:p text:style-name="P8">Then</text:p>
          </table:table-cell>
          <table:table-cell table:style-name="Table5.A1" office:value-type="string">
            <text:p text:style-name="P12"><text:span text:style-name="T3">The product will be featured</text:span></text:p>
          </table:table-cell>
        </table:table-row>
      </table:table>
      <text:p text:style-name="P3"/>
      <text:p text:style-name="P3"/>
      <text:p text:style-name="P3">Rainy Case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8">Scenario</text:p>
          </table:table-cell>
          <table:table-cell table:style-name="Table6.A1" office:value-type="string">
            <text:p text:style-name="P11"><text:span text:style-name="T3">Make Product Featured</text:span></text:p>
          </table:table-cell>
        </table:table-row>
        <table:table-row>
          <table:table-cell table:style-name="Table6.A1" office:value-type="string">
            <text:p text:style-name="P8">Given</text:p>
          </table:table-cell>
          <table:table-cell table:style-name="Table6.A1" office:value-type="string">
            <text:p text:style-name="P12"><text:span text:style-name="T3">A product </text:span></text:p>
          </table:table-cell>
        </table:table-row>
        <table:table-row>
          <table:table-cell table:style-name="Table6.A1" office:value-type="string">
            <text:p text:style-name="P8">When</text:p>
          </table:table-cell>
          <table:table-cell table:style-name="Table6.A1" office:value-type="string">
            <text:p text:style-name="P12"><text:span text:style-name="T3">the admin clicks on “Make Featured” link</text:span></text:p>
          </table:table-cell>
        </table:table-row>
        <table:table-row>
          <table:table-cell table:style-name="Table6.A1" office:value-type="string">
            <text:p text:style-name="P8">Then</text:p>
          </table:table-cell>
          <table:table-cell table:style-name="Table6.A1" office:value-type="string">
            <text:p text:style-name="P12"><text:span text:style-name="T3">the product appears first in the product page and the product is highlighted as one of the store’s featured products. </text:span></text:p>
          </table:table-cell>
        </table:table-row>
      </table:table>
      <text:p text:style-name="P2"/>
      <text:p text:style-name="P2"/>
      <text:p text:style-name="P3">Sunny Case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8">Scenario</text:p>
          </table:table-cell>
          <table:table-cell table:style-name="Table7.A1" office:value-type="string">
            <text:p text:style-name="P12"><text:span text:style-name="T3">User Login &amp; Registration Feature</text:span></text:p>
          </table:table-cell>
        </table:table-row>
        <table:table-row>
          <table:table-cell table:style-name="Table7.A1" office:value-type="string">
            <text:p text:style-name="P8">Given</text:p>
          </table:table-cell>
          <table:table-cell table:style-name="Table7.A1" office:value-type="string">
            <text:p text:style-name="P12"><text:span text:style-name="T3">a user </text:span></text:p>
          </table:table-cell>
        </table:table-row>
        <table:table-row>
          <table:table-cell table:style-name="Table7.A1" office:value-type="string">
            <text:p text:style-name="P8">When</text:p>
          </table:table-cell>
          <table:table-cell table:style-name="Table7.A1" office:value-type="string">
            <text:p text:style-name="P12"><text:span text:style-name="T3">the user types in the required fields and </text:span><text:soft-page-break/><text:span text:style-name="T3">clicked the login button</text:span></text:p>
          </table:table-cell>
        </table:table-row>
        <table:table-row>
          <table:table-cell table:style-name="Table7.A1" office:value-type="string">
            <text:p text:style-name="P8">Then</text:p>
          </table:table-cell>
          <table:table-cell table:style-name="Table7.A1" office:value-type="string">
            <text:p text:style-name="P12"><text:span text:style-name="T3">the user will be logged in to the site</text:span></text:p>
          </table:table-cell>
        </table:table-row>
      </table:table>
      <text:p text:style-name="P3"/>
      <text:p text:style-name="P3"/>
      <text:p text:style-name="P3">Rainy Case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8">Scenario</text:p>
          </table:table-cell>
          <table:table-cell table:style-name="Table8.A1" office:value-type="string">
            <text:p text:style-name="P12"><text:span text:style-name="T3">User Login &amp; Registration Feature</text:span></text:p>
          </table:table-cell>
        </table:table-row>
        <table:table-row>
          <table:table-cell table:style-name="Table8.A1" office:value-type="string">
            <text:p text:style-name="P8">Given</text:p>
          </table:table-cell>
          <table:table-cell table:style-name="Table8.A1" office:value-type="string">
            <text:p text:style-name="P12"><text:span text:style-name="T3">a user </text:span></text:p>
          </table:table-cell>
        </table:table-row>
        <table:table-row>
          <table:table-cell table:style-name="Table8.A1" office:value-type="string">
            <text:p text:style-name="P8">When</text:p>
          </table:table-cell>
          <table:table-cell table:style-name="Table8.A1" office:value-type="string">
            <text:p text:style-name="P12"><text:span text:style-name="T3">the user clicked login and the info is wrong or the user did not type in anything</text:span></text:p>
          </table:table-cell>
        </table:table-row>
        <table:table-row>
          <table:table-cell table:style-name="Table8.A1" office:value-type="string">
            <text:p text:style-name="P8">Then</text:p>
          </table:table-cell>
          <table:table-cell table:style-name="Table8.A1" office:value-type="string">
            <text:p text:style-name="P12"><text:span text:style-name="T3">there will be a prompt saying “invalid password or username”</text:span></text:p>
          </table:table-cell>
        </table:table-row>
      </table:table>
      <text:p text:style-name="P2"/>
      <text:p text:style-name="P2"><text:span text:style-name="T1">Sunny Case</text:span>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9">Scenario</text:p>
          </table:table-cell>
          <table:table-cell table:style-name="Table9.A1" office:value-type="string">
            <text:p text:style-name="P14"><text:span text:style-name="T3">View Products</text:span></text:p>
          </table:table-cell>
        </table:table-row>
        <table:table-row>
          <table:table-cell table:style-name="Table9.A1" office:value-type="string">
            <text:p text:style-name="P9">Given</text:p>
          </table:table-cell>
          <table:table-cell table:style-name="Table9.A1" office:value-type="string">
            <text:p text:style-name="P13"><text:span text:style-name="T3">A product list</text:span></text:p>
          </table:table-cell>
        </table:table-row>
        <table:table-row>
          <table:table-cell table:style-name="Table9.A1" office:value-type="string">
            <text:p text:style-name="P9">When</text:p>
          </table:table-cell>
          <table:table-cell table:style-name="Table9.A1" office:value-type="string">
            <text:p text:style-name="P13"><text:span text:style-name="T3">The user clicks “View Product” button</text:span></text:p>
          </table:table-cell>
        </table:table-row>
        <table:table-row>
          <table:table-cell table:style-name="Table9.A1" office:value-type="string">
            <text:p text:style-name="P9">Then</text:p>
          </table:table-cell>
          <table:table-cell table:style-name="Table9.A1" office:value-type="string">
            <text:p text:style-name="P13"><text:span text:style-name="T3">The user will be redirected to the Product list page </text:span></text:p>
          </table:table-cell>
        </table:table-row>
      </table:table>
      <text:p text:style-name="P2"/>
      <text:p text:style-name="P6"/>
      <text:p text:style-name="P2"/>
      <text:p text:style-name="P2"><text:span text:style-name="T1">Sunny Case</text:span></text:p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9">Scenario</text:p>
          </table:table-cell>
          <table:table-cell table:style-name="Table10.A1" office:value-type="string">
            <text:p text:style-name="P10"><text:span text:style-name="T3">View Product Detail Page</text:span></text:p>
          </table:table-cell>
        </table:table-row>
        <table:table-row>
          <table:table-cell table:style-name="Table10.A1" office:value-type="string">
            <text:p text:style-name="P9">Given</text:p>
          </table:table-cell>
          <table:table-cell table:style-name="Table10.A1" office:value-type="string">
            <text:p text:style-name="P13"><text:span text:style-name="T3">the user is in the homepage or product list</text:span></text:p>
          </table:table-cell>
        </table:table-row>
        <table:table-row>
          <table:table-cell table:style-name="Table10.A1" office:value-type="string">
            <text:p text:style-name="P9">When</text:p>
          </table:table-cell>
          <table:table-cell table:style-name="Table10.A1" office:value-type="string">
            <text:p text:style-name="P13"><text:span text:style-name="T3">the user clicks on the title of the product</text:span></text:p>
          </table:table-cell>
        </table:table-row>
        <table:table-row>
          <table:table-cell table:style-name="Table10.A1" office:value-type="string">
            <text:p text:style-name="P9">Then</text:p>
          </table:table-cell>
          <table:table-cell table:style-name="Table10.A1" office:value-type="string">
            <text:p text:style-name="P13"><text:span text:style-name="T3">the user will be redirected to the page of the product</text:span></text:p>
          </table:table-cell>
        </table:table-row>
      </table:table>
      <text:p text:style-name="P2"/>
      <text:p text:style-name="P6"/>
      <text:p text:style-name="P3">Sunny Case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8">Scenario</text:p>
          </table:table-cell>
          <table:table-cell table:style-name="Table11.A1" office:value-type="string">
            <text:p text:style-name="P8">Search</text:p>
          </table:table-cell>
        </table:table-row>
        <table:table-row>
          <table:table-cell table:style-name="Table11.A1" office:value-type="string">
            <text:p text:style-name="P8">Given</text:p>
          </table:table-cell>
          <table:table-cell table:style-name="Table11.A1" office:value-type="string">
            <text:p text:style-name="P12"><text:span text:style-name="T3">the user is in a page that the search bar is visible</text:span></text:p>
          </table:table-cell>
        </table:table-row>
        <table:table-row>
          <table:table-cell table:style-name="Table11.A1" office:value-type="string">
            <text:p text:style-name="P8">When</text:p>
          </table:table-cell>
          <table:table-cell table:style-name="Table11.A1" office:value-type="string">
            <text:p text:style-name="P12"><text:span text:style-name="T3">the user types in a keyword in the search bar and pressed enter</text:span></text:p>
          </table:table-cell>
        </table:table-row>
        <text:soft-page-break/>
        <table:table-row>
          <table:table-cell table:style-name="Table11.A1" office:value-type="string">
            <text:p text:style-name="P8">Then</text:p>
          </table:table-cell>
          <table:table-cell table:style-name="Table11.A1" office:value-type="string">
            <text:p text:style-name="P12"><text:span text:style-name="T3">the user will be redirected to a page showing all the results of the search</text:span></text:p>
          </table:table-cell>
        </table:table-row>
      </table:table>
      <text:p text:style-name="P3"/>
      <text:p text:style-name="P3"/>
      <text:p text:style-name="P3">Rainy Case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8">Scenario</text:p>
          </table:table-cell>
          <table:table-cell table:style-name="Table12.A1" office:value-type="string">
            <text:p text:style-name="P8">Search</text:p>
          </table:table-cell>
        </table:table-row>
        <table:table-row>
          <table:table-cell table:style-name="Table12.A1" office:value-type="string">
            <text:p text:style-name="P8">Given</text:p>
          </table:table-cell>
          <table:table-cell table:style-name="Table12.A1" office:value-type="string">
            <text:p text:style-name="P12"><text:span text:style-name="T3">the user is in a page that the search bar is visible</text:span></text:p>
          </table:table-cell>
        </table:table-row>
        <table:table-row>
          <table:table-cell table:style-name="Table12.A1" office:value-type="string">
            <text:p text:style-name="P8">When</text:p>
          </table:table-cell>
          <table:table-cell table:style-name="Table12.A1" office:value-type="string">
            <text:p text:style-name="P12"><text:span text:style-name="T3">the user types in a keyword in the search bar and pressed enter and there are no results</text:span></text:p>
          </table:table-cell>
        </table:table-row>
        <table:table-row>
          <table:table-cell table:style-name="Table12.A1" office:value-type="string">
            <text:p text:style-name="P8">Then</text:p>
          </table:table-cell>
          <table:table-cell table:style-name="Table12.A1" office:value-type="string">
            <text:p text:style-name="P12"><text:span text:style-name="T3">the user is redirected to a page saying that there are no results</text:span></text:p>
          </table:table-cell>
        </table:table-row>
      </table:table>
      <text:p text:style-name="P3"/>
      <text:p text:style-name="P3">Sunny Case</text:p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8">Scenario</text:p>
          </table:table-cell>
          <table:table-cell table:style-name="Table13.A1" office:value-type="string">
            <text:p text:style-name="P12"><text:span text:style-name="T3">Add to cart </text:span></text:p>
          </table:table-cell>
        </table:table-row>
        <table:table-row>
          <table:table-cell table:style-name="Table13.A1" office:value-type="string">
            <text:p text:style-name="P8">Given</text:p>
          </table:table-cell>
          <table:table-cell table:style-name="Table13.A1" office:value-type="string">
            <text:p text:style-name="P12"><text:span text:style-name="T3">the user is logged in and is on the product page</text:span></text:p>
          </table:table-cell>
        </table:table-row>
        <table:table-row>
          <table:table-cell table:style-name="Table13.A1" office:value-type="string">
            <text:p text:style-name="P8">When</text:p>
          </table:table-cell>
          <table:table-cell table:style-name="Table13.A1" office:value-type="string">
            <text:p text:style-name="P12"><text:span text:style-name="T3">the user clicks the add to cart button</text:span></text:p>
          </table:table-cell>
        </table:table-row>
        <table:table-row>
          <table:table-cell table:style-name="Table13.A1" office:value-type="string">
            <text:p text:style-name="P8">Then</text:p>
          </table:table-cell>
          <table:table-cell table:style-name="Table13.A1" office:value-type="string">
            <text:p text:style-name="P12"><text:span text:style-name="T3">the product will be added to the cart of the user</text:span></text:p>
          </table:table-cell>
        </table:table-row>
      </table:table>
      <text:p text:style-name="P3"/>
      <text:p text:style-name="P3"/>
      <text:p text:style-name="P3">Rainy Case</text:p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8">Scenario</text:p>
          </table:table-cell>
          <table:table-cell table:style-name="Table14.A1" office:value-type="string">
            <text:p text:style-name="P12"><text:span text:style-name="T3">Add to cart </text:span></text:p>
          </table:table-cell>
        </table:table-row>
        <table:table-row>
          <table:table-cell table:style-name="Table14.A1" office:value-type="string">
            <text:p text:style-name="P8">Given</text:p>
          </table:table-cell>
          <table:table-cell table:style-name="Table14.A1" office:value-type="string">
            <text:p text:style-name="P12"><text:span text:style-name="T3">a user that is not logged in</text:span></text:p>
          </table:table-cell>
        </table:table-row>
        <table:table-row>
          <table:table-cell table:style-name="Table14.A1" office:value-type="string">
            <text:p text:style-name="P8">When</text:p>
          </table:table-cell>
          <table:table-cell table:style-name="Table14.A1" office:value-type="string">
            <text:p text:style-name="P12"><text:span text:style-name="T3">the user clicks the add to cart button</text:span></text:p>
          </table:table-cell>
        </table:table-row>
        <table:table-row>
          <table:table-cell table:style-name="Table14.A1" office:value-type="string">
            <text:p text:style-name="P8">Then</text:p>
          </table:table-cell>
          <table:table-cell table:style-name="Table14.A1" office:value-type="string">
            <text:p text:style-name="P12"><text:span text:style-name="T3">there will be a prompt saying that the user needs to be logged in</text:span></text:p>
          </table:table-cell>
        </table:table-row>
      </table:table>
      <text:p text:style-name="P3"/>
      <text:p text:style-name="P3">Sunny Case</text:p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8">Scenario</text:p>
          </table:table-cell>
          <table:table-cell table:style-name="Table15.A1" office:value-type="string">
            <text:p text:style-name="P12"><text:span text:style-name="T3">Add Product Feedback</text:span></text:p>
          </table:table-cell>
        </table:table-row>
        <table:table-row>
          <table:table-cell table:style-name="Table15.A1" office:value-type="string">
            <text:p text:style-name="P8">Given</text:p>
          </table:table-cell>
          <table:table-cell table:style-name="Table15.A1" office:value-type="string">
            <text:p text:style-name="P12"><text:span text:style-name="T3">a product with details</text:span></text:p>
          </table:table-cell>
        </table:table-row>
        <table:table-row>
          <table:table-cell table:style-name="Table15.A1" office:value-type="string">
            <text:p text:style-name="P8">When</text:p>
          </table:table-cell>
          <table:table-cell table:style-name="Table15.A1" office:value-type="string">
            <text:p text:style-name="P12"><text:span text:style-name="T3">the user fills up the form successfully and clicks the submit button</text:span></text:p>
          </table:table-cell>
        </table:table-row>
        <table:table-row>
          <table:table-cell table:style-name="Table15.A1" office:value-type="string">
            <text:p text:style-name="P8">Then</text:p>
          </table:table-cell>
          <table:table-cell table:style-name="Table15.A1" office:value-type="string">
            <text:p text:style-name="P12"><text:span text:style-name="T3">the feedback the user wrote will be posted on </text:span><text:soft-page-break/><text:span text:style-name="T3">the feedback portion of the product page</text:span></text:p>
          </table:table-cell>
        </table:table-row>
      </table:table>
      <text:p text:style-name="P3"/>
      <text:p text:style-name="P3"/>
      <text:p text:style-name="P3">Rainy Case</text:p>
      <table:table table:name="Table16" table:style-name="Table16">
        <table:table-column table:style-name="Table16.A" table:number-columns-repeated="2"/>
        <table:table-row>
          <table:table-cell table:style-name="Table16.A1" office:value-type="string">
            <text:p text:style-name="P8">Scenario</text:p>
          </table:table-cell>
          <table:table-cell table:style-name="Table16.A1" office:value-type="string">
            <text:p text:style-name="P12"><text:span text:style-name="T3">Add Product Feedback</text:span></text:p>
          </table:table-cell>
        </table:table-row>
        <table:table-row>
          <table:table-cell table:style-name="Table16.A1" office:value-type="string">
            <text:p text:style-name="P8">Given</text:p>
          </table:table-cell>
          <table:table-cell table:style-name="Table16.A1" office:value-type="string">
            <text:p text:style-name="P12"><text:span text:style-name="T3">the written feedback is already past 500 characters</text:span></text:p>
          </table:table-cell>
        </table:table-row>
        <table:table-row>
          <table:table-cell table:style-name="Table16.A1" office:value-type="string">
            <text:p text:style-name="P8">When</text:p>
          </table:table-cell>
          <table:table-cell table:style-name="Table16.A1" office:value-type="string">
            <text:p text:style-name="P12"><text:span text:style-name="T3">the user clicks the submit button </text:span></text:p>
          </table:table-cell>
        </table:table-row>
        <table:table-row>
          <table:table-cell table:style-name="Table16.A1" office:value-type="string">
            <text:p text:style-name="P8">Then</text:p>
          </table:table-cell>
          <table:table-cell table:style-name="Table16.A1" office:value-type="string">
            <text:p text:style-name="P12"><text:span text:style-name="T3">there will be a prompt saying the feedback is over the limit</text:span></text:p>
          </table:table-cell>
        </table:table-row>
      </table:table>
      <text:p text:style-name="P3"/>
      <text:p text:style-name="P3">Sunny Case</text:p>
      <table:table table:name="Table17" table:style-name="Table17">
        <table:table-column table:style-name="Table17.A" table:number-columns-repeated="2"/>
        <table:table-row>
          <table:table-cell table:style-name="Table17.A1" office:value-type="string">
            <text:p text:style-name="P8">Scenario</text:p>
          </table:table-cell>
          <table:table-cell table:style-name="Table17.A1" office:value-type="string">
            <text:p text:style-name="P10"><text:span text:style-name="T3">Add to favorites </text:span></text:p>
          </table:table-cell>
        </table:table-row>
        <table:table-row>
          <table:table-cell table:style-name="Table17.A1" office:value-type="string">
            <text:p text:style-name="P8">Given</text:p>
          </table:table-cell>
          <table:table-cell table:style-name="Table17.A1" office:value-type="string">
            <text:p text:style-name="P12"><text:span text:style-name="T3">a product in the website</text:span></text:p>
          </table:table-cell>
        </table:table-row>
        <table:table-row>
          <table:table-cell table:style-name="Table17.A1" office:value-type="string">
            <text:p text:style-name="P8">When</text:p>
          </table:table-cell>
          <table:table-cell table:style-name="Table17.A1" office:value-type="string">
            <text:p text:style-name="P12"><text:span text:style-name="T3">the user clicks the heart icon in the product page</text:span></text:p>
          </table:table-cell>
        </table:table-row>
        <table:table-row>
          <table:table-cell table:style-name="Table17.A1" office:value-type="string">
            <text:p text:style-name="P8">Then</text:p>
          </table:table-cell>
          <table:table-cell table:style-name="Table17.A1" office:value-type="string">
            <text:p text:style-name="P12"><text:span text:style-name="T3">then product will be added to the user’s wishlist</text:span></text:p>
          </table:table-cell>
        </table:table-row>
      </table:table>
      <text:p text:style-name="P3"/>
      <text:p text:style-name="P3"/>
      <text:p text:style-name="P3">Rainy Case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8">Scenario</text:p>
          </table:table-cell>
          <table:table-cell table:style-name="Table18.A1" office:value-type="string">
            <text:p text:style-name="P10"><text:span text:style-name="T3">Add to favorites </text:span></text:p>
          </table:table-cell>
        </table:table-row>
        <table:table-row>
          <table:table-cell table:style-name="Table18.A1" office:value-type="string">
            <text:p text:style-name="P8">Given</text:p>
          </table:table-cell>
          <table:table-cell table:style-name="Table18.A1" office:value-type="string">
            <text:p text:style-name="P12"><text:span text:style-name="T3">a product that is already in the user’s wishlist</text:span></text:p>
          </table:table-cell>
        </table:table-row>
        <table:table-row>
          <table:table-cell table:style-name="Table18.A1" office:value-type="string">
            <text:p text:style-name="P8">When</text:p>
          </table:table-cell>
          <table:table-cell table:style-name="Table18.A1" office:value-type="string">
            <text:p text:style-name="P12"><text:span text:style-name="T3">the user clicks the heart icon in the product page</text:span></text:p>
          </table:table-cell>
        </table:table-row>
        <table:table-row>
          <table:table-cell table:style-name="Table18.A1" office:value-type="string">
            <text:p text:style-name="P8">Then</text:p>
          </table:table-cell>
          <table:table-cell table:style-name="Table18.A1" office:value-type="string">
            <text:p text:style-name="P12"><text:span text:style-name="T3">there will be an error saying the product is already in the user’s favorites</text:span></text:p>
          </table:table-cell>
        </table:table-row>
      </table:table>
      <text:p text:style-name="P3"/>
      <text:p text:style-name="P3">Sunny Case</text:p>
      <table:table table:name="Table19" table:style-name="Table19">
        <table:table-column table:style-name="Table19.A" table:number-columns-repeated="2"/>
        <table:table-row>
          <table:table-cell table:style-name="Table19.A1" office:value-type="string">
            <text:p text:style-name="P8">Scenario</text:p>
          </table:table-cell>
          <table:table-cell table:style-name="Table19.A1" office:value-type="string">
            <text:p text:style-name="P10"><text:span text:style-name="T3">Social Sharing</text:span></text:p>
          </table:table-cell>
        </table:table-row>
        <table:table-row>
          <table:table-cell table:style-name="Table19.A1" office:value-type="string">
            <text:p text:style-name="P8">Given</text:p>
          </table:table-cell>
          <table:table-cell table:style-name="Table19.A1" office:value-type="string">
            <text:p text:style-name="P12"><text:span text:style-name="T3">an existing product </text:span></text:p>
          </table:table-cell>
        </table:table-row>
        <table:table-row>
          <table:table-cell table:style-name="Table19.A1" office:value-type="string">
            <text:p text:style-name="P8">When</text:p>
          </table:table-cell>
          <table:table-cell table:style-name="Table19.A1" office:value-type="string">
            <text:p text:style-name="P12"><text:span text:style-name="T3">the user clicks the icon of a social media site</text:span></text:p>
          </table:table-cell>
        </table:table-row>
        <table:table-row>
          <table:table-cell table:style-name="Table19.A1" office:value-type="string">
            <text:p text:style-name="P8">Then</text:p>
          </table:table-cell>
          <table:table-cell table:style-name="Table19.A1" office:value-type="string">
            <text:p text:style-name="P12"><text:span text:style-name="T3">the product will be shared in the related social media site of the icon</text:span></text:p>
          </table:table-cell>
        </table:table-row>
      </table:table>
      <text:p text:style-name="P3"/>
      <text:p text:style-name="P3"><text:soft-page-break/>Sunny Case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8">Scenario</text:p>
          </table:table-cell>
          <table:table-cell table:style-name="Table20.A1" office:value-type="string">
            <text:p text:style-name="P10"><text:span text:style-name="T3">Related Products Section</text:span></text:p>
          </table:table-cell>
        </table:table-row>
        <table:table-row>
          <table:table-cell table:style-name="Table20.A1" office:value-type="string">
            <text:p text:style-name="P8">Given</text:p>
          </table:table-cell>
          <table:table-cell table:style-name="Table20.A1" office:value-type="string">
            <text:p text:style-name="P12"><text:span text:style-name="T3">a product in the site</text:span></text:p>
          </table:table-cell>
        </table:table-row>
        <table:table-row>
          <table:table-cell table:style-name="Table20.A1" office:value-type="string">
            <text:p text:style-name="P8">When</text:p>
          </table:table-cell>
          <table:table-cell table:style-name="Table20.A1" office:value-type="string">
            <text:p text:style-name="P12"><text:span text:style-name="T3">the user is in the page of the product</text:span></text:p>
          </table:table-cell>
        </table:table-row>
        <table:table-row>
          <table:table-cell table:style-name="Table20.A1" office:value-type="string">
            <text:p text:style-name="P8">Then</text:p>
          </table:table-cell>
          <table:table-cell table:style-name="Table20.A1" office:value-type="string">
            <text:p text:style-name="P12"><text:span text:style-name="T3">the products with the same tag as the viewed product will be shown in the related products portion</text:span></text:p>
          </table:table-cell>
        </table:table-row>
      </table:table>
      <text:p text:style-name="P3"/>
      <text:p text:style-name="P3"/>
      <text:p text:style-name="P3">Rainy Case</text:p>
      <table:table table:name="Table21" table:style-name="Table21">
        <table:table-column table:style-name="Table21.A" table:number-columns-repeated="2"/>
        <table:table-row>
          <table:table-cell table:style-name="Table21.A1" office:value-type="string">
            <text:p text:style-name="P8">Scenario</text:p>
          </table:table-cell>
          <table:table-cell table:style-name="Table21.A1" office:value-type="string">
            <text:p text:style-name="P10"><text:span text:style-name="T3">Related Products Section</text:span></text:p>
          </table:table-cell>
        </table:table-row>
        <table:table-row>
          <table:table-cell table:style-name="Table21.A1" office:value-type="string">
            <text:p text:style-name="P8">Given</text:p>
          </table:table-cell>
          <table:table-cell table:style-name="Table21.A1" office:value-type="string">
            <text:p text:style-name="P12"><text:span text:style-name="T3">a product with no tags on the site</text:span></text:p>
          </table:table-cell>
        </table:table-row>
        <table:table-row>
          <table:table-cell table:style-name="Table21.A1" office:value-type="string">
            <text:p text:style-name="P8">When</text:p>
          </table:table-cell>
          <table:table-cell table:style-name="Table21.A1" office:value-type="string">
            <text:p text:style-name="P12"><text:span text:style-name="T3">the user is in the page of the product</text:span></text:p>
          </table:table-cell>
        </table:table-row>
        <table:table-row>
          <table:table-cell table:style-name="Table21.A1" office:value-type="string">
            <text:p text:style-name="P8">Then</text:p>
          </table:table-cell>
          <table:table-cell table:style-name="Table21.A1" office:value-type="string">
            <text:p text:style-name="P12"><text:span text:style-name="T3">nothing will be shown in the related products portion</text:span></text:p>
          </table:table-cell>
        </table:table-row>
      </table:table>
      <text:p text:style-name="P3"/>
      <text:p text:style-name="P3">Sunny Case</text:p>
      <table:table table:name="Table22" table:style-name="Table22">
        <table:table-column table:style-name="Table22.A" table:number-columns-repeated="2"/>
        <table:table-row>
          <table:table-cell table:style-name="Table22.A1" office:value-type="string">
            <text:p text:style-name="P8">Scenario</text:p>
          </table:table-cell>
          <table:table-cell table:style-name="Table22.A1" office:value-type="string">
            <text:p text:style-name="P10"><text:span text:style-name="T3">Contact Admin</text:span></text:p>
          </table:table-cell>
        </table:table-row>
        <table:table-row>
          <table:table-cell table:style-name="Table22.A1" office:value-type="string">
            <text:p text:style-name="P8">Given</text:p>
          </table:table-cell>
          <table:table-cell table:style-name="Table22.A1" office:value-type="string">
            <text:p text:style-name="P12"><text:span text:style-name="T3">A user in the site. </text:span></text:p>
          </table:table-cell>
        </table:table-row>
        <table:table-row>
          <table:table-cell table:style-name="Table22.A1" office:value-type="string">
            <text:p text:style-name="P8">When</text:p>
          </table:table-cell>
          <table:table-cell table:style-name="Table22.A1" office:value-type="string">
            <text:p text:style-name="P12"><text:span text:style-name="T3">the user clicks the contact us button</text:span></text:p>
          </table:table-cell>
        </table:table-row>
        <table:table-row>
          <table:table-cell table:style-name="Table22.A1" office:value-type="string">
            <text:p text:style-name="P8">Then</text:p>
          </table:table-cell>
          <table:table-cell table:style-name="Table22.A1" office:value-type="string">
            <text:p text:style-name="P12"><text:span text:style-name="T3">the contact information of the company will be shown</text:span></text:p>
          </table:table-cell>
        </table:table-row>
      </table:table>
      <text:p text:style-name="P3"/>
      <text:p text:style-name="P3"/>
      <text:p text:style-name="P3">Sunny Case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8">Scenario</text:p>
          </table:table-cell>
          <table:table-cell table:style-name="Table23.A1" office:value-type="string">
            <text:p text:style-name="P10"><text:span text:style-name="T3">Recommendation feature</text:span></text:p>
          </table:table-cell>
        </table:table-row>
        <table:table-row>
          <table:table-cell table:style-name="Table23.A1" office:value-type="string">
            <text:p text:style-name="P8">Given</text:p>
          </table:table-cell>
          <table:table-cell table:style-name="Table23.A1" office:value-type="string">
            <text:p text:style-name="P12"><text:span text:style-name="T3">a product</text:span></text:p>
          </table:table-cell>
        </table:table-row>
        <table:table-row>
          <table:table-cell table:style-name="Table23.A1" office:value-type="string">
            <text:p text:style-name="P8">When</text:p>
          </table:table-cell>
          <table:table-cell table:style-name="Table23.A1" office:value-type="string">
            <text:p text:style-name="P12"><text:span text:style-name="T3">the user views the homepage</text:span></text:p>
          </table:table-cell>
        </table:table-row>
        <table:table-row>
          <table:table-cell table:style-name="Table23.A1" office:value-type="string">
            <text:p text:style-name="P8">Then</text:p>
          </table:table-cell>
          <table:table-cell table:style-name="Table23.A1" office:value-type="string">
            <text:p text:style-name="P12"><text:span text:style-name="T3">the recommended product is shown of the recommended portion</text:span></text:p>
          </table:table-cell>
        </table:table-row>
      </table:table>
      <text:p text:style-name="P3"/>
      <text:p text:style-name="P3">Sunny Case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8">Scenario</text:p>
          </table:table-cell>
          <table:table-cell table:style-name="Table24.A1" office:value-type="string">
            <text:p text:style-name="P10"><text:span text:style-name="T3">Currency Converter</text:span></text:p>
          </table:table-cell>
        </table:table-row>
        <table:table-row>
          <table:table-cell table:style-name="Table24.A1" office:value-type="string">
            <text:p text:style-name="P8">Given</text:p>
          </table:table-cell>
          <table:table-cell table:style-name="Table24.A1" office:value-type="string">
            <text:p text:style-name="P12"><text:span text:style-name="T3">An Amount</text:span></text:p>
          </table:table-cell>
        </table:table-row>
        <text:soft-page-break/>
        <table:table-row>
          <table:table-cell table:style-name="Table24.A1" office:value-type="string">
            <text:p text:style-name="P8">When</text:p>
          </table:table-cell>
          <table:table-cell table:style-name="Table24.A1" office:value-type="string">
            <text:p text:style-name="P12"><text:span text:style-name="T3">the user wants to change from one currency to another</text:span></text:p>
          </table:table-cell>
        </table:table-row>
        <table:table-row>
          <table:table-cell table:style-name="Table24.A1" office:value-type="string">
            <text:p text:style-name="P8">Then</text:p>
          </table:table-cell>
          <table:table-cell table:style-name="Table24.A1" office:value-type="string">
            <text:p text:style-name="P12"><text:span text:style-name="T3">the currency of the given amount will be changed to the target currency</text:span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4">
      <text:list-level-style-number text:level="1" text:style-name="List4Level0" style:num-suffix="." style:num-format="1">
        <style:list-level-properties text:space-before="0.635cm" text:min-label-width="0.635cm"/>
      </text:list-level-style-number>
      <text:list-level-style-number text:level="2" text:style-name="List4Level1" style:num-suffix="." style:num-format="a">
        <style:list-level-properties text:space-before="1.905cm" text:min-label-width="0.635cm"/>
      </text:list-level-style-number>
      <text:list-level-style-number text:level="3" text:style-name="List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>
        <style:list-level-properties text:space-before="4.445cm" text:min-label-width="0.635cm"/>
      </text:list-level-style-number>
      <text:list-level-style-number text:level="5" text:style-name="List4Level4" style:num-suffix="." style:num-format="a">
        <style:list-level-properties text:space-before="5.715cm" text:min-label-width="0.635cm"/>
      </text:list-level-style-number>
      <text:list-level-style-number text:level="6" text:style-name="List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>
        <style:list-level-properties text:space-before="8.255cm" text:min-label-width="0.635cm"/>
      </text:list-level-style-number>
      <text:list-level-style-number text:level="8" text:style-name="List4Level7" style:num-suffix="." style:num-format="a">
        <style:list-level-properties text:space-before="9.525cm" text:min-label-width="0.635cm"/>
      </text:list-level-style-number>
      <text:list-level-style-number text:level="9" text:style-name="List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27:19.356285074</meta:creation-date>
    <dc:date>2016-02-02T18:28:34.704059573</dc:date>
    <meta:editing-duration>P0D</meta:editing-duration>
    <meta:editing-cycles>1</meta:editing-cycles>
    <meta:document-statistic meta:table-count="24" meta:image-count="0" meta:object-count="0" meta:page-count="12" meta:paragraph-count="427" meta:word-count="2200" meta:character-count="12093" meta:non-whitespace-character-count="10189"/>
    <meta:generator>LibreOffice/4.2.8.2$Linux_X86_64 LibreOffice_project/420m0$Build-2</meta:generator>
  </office:meta>
</office:document-meta>
</file>